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3" style:family="paragraph" style:parent-style-name="Standard">
      <style:paragraph-properties fo:margin-top="0cm" fo:margin-bottom="0.212cm" style:contextual-spacing="false"/>
      <style:text-properties officeooo:paragraph-rsid="02f23d9f"/>
    </style:style>
    <style:style style:name="P14"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5"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6" style:family="paragraph" style:parent-style-name="Text_20_body">
      <style:text-properties officeooo:rsid="009b32ac" officeooo:paragraph-rsid="009b32ac"/>
    </style:style>
    <style:style style:name="P17"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8"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9"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0"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3"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4"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5"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6"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7"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8"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9"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0"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8"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9"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0"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1"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2"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4"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5"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6"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7"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8"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0"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1"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2"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3"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4"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5" style:family="paragraph" style:parent-style-name="Standard">
      <style:text-properties officeooo:paragraph-rsid="027971b1"/>
    </style:style>
    <style:style style:name="P56"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7"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1"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3"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4"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7"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8"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9"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0"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1"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2" style:family="paragraph" style:parent-style-name="Standard" style:list-style-name="L6">
      <style:text-properties officeooo:paragraph-rsid="02b6ded6"/>
    </style:style>
    <style:style style:name="P73"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8"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9"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0"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1"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3"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4"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9"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0"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1"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3" style:family="paragraph" style:parent-style-name="Standard">
      <style:text-properties officeooo:paragraph-rsid="01a49d51"/>
    </style:style>
    <style:style style:name="P94"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6" style:family="paragraph" style:parent-style-name="Text_20_body">
      <style:paragraph-properties fo:text-align="start" style:justify-single-word="false"/>
      <style:text-properties officeooo:paragraph-rsid="001756f7"/>
    </style:style>
    <style:style style:name="P97" style:family="paragraph" style:parent-style-name="Text_20_body">
      <style:text-properties officeooo:rsid="02e82a24" officeooo:paragraph-rsid="001756f7" style:font-size-asian="12pt"/>
    </style:style>
    <style:style style:name="P9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5" style:family="paragraph" style:parent-style-name="Text_20_body">
      <style:text-properties officeooo:rsid="02e82a24" officeooo:paragraph-rsid="00bb0ca2" style:font-size-asian="12pt"/>
    </style:style>
    <style:style style:name="P106" style:family="paragraph" style:parent-style-name="Text_20_body">
      <style:text-properties fo:font-weight="bold" officeooo:rsid="0264fa82" officeooo:paragraph-rsid="0264fa82" style:font-size-asian="12pt" style:font-weight-asian="bold" style:font-weight-complex="bold"/>
    </style:style>
    <style:style style:name="P107" style:family="paragraph" style:parent-style-name="Text_20_body">
      <style:text-properties fo:font-weight="bold" officeooo:rsid="0283391a" officeooo:paragraph-rsid="0283391a" style:font-size-asian="12pt" style:font-weight-asian="bold" style:font-weight-complex="bold"/>
    </style:style>
    <style:style style:name="P108"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officeooo:rsid="02ef9e1f"/>
    </style:style>
    <style:style style:name="T241" style:family="text">
      <style:text-properties officeooo:rsid="02eead51"/>
    </style:style>
    <style:style style:name="T242" style:family="text">
      <style:text-properties fo:font-size="12pt" fo:font-weight="bold" officeooo:rsid="0426cbc9" style:font-size-asian="12pt" style:font-weight-asian="bold" style:font-size-complex="12pt" style:font-weight-complex="bold"/>
    </style:style>
    <style:style style:name="T243" style:family="text">
      <style:text-properties fo:font-size="12pt" fo:font-weight="bold" officeooo:rsid="02e82a24" style:font-size-asian="12pt" style:font-weight-asian="bold" style:font-size-complex="12pt" style:font-weight-complex="bold"/>
    </style:style>
    <style:style style:name="T244" style:family="text">
      <style:text-properties fo:font-size="12pt" fo:font-weight="normal" officeooo:rsid="02e82a24" style:font-size-asian="12pt" style:font-weight-asian="normal" style:font-size-complex="12pt" style:font-weight-complex="normal"/>
    </style:style>
    <style:style style:name="T245" style:family="text">
      <style:text-properties fo:font-size="12pt" fo:font-weight="normal" officeooo:rsid="038dd9cf" style:font-size-asian="12pt" style:font-weight-asian="normal" style:font-size-complex="12pt" style:font-weight-complex="normal"/>
    </style:style>
    <style:style style:name="T246" style:family="text">
      <style:text-properties fo:font-size="12pt" fo:font-weight="normal" officeooo:rsid="0026d4d6" style:font-size-asian="12pt" style:font-weight-asian="normal" style:font-size-complex="12pt" style:font-weight-complex="normal"/>
    </style:style>
    <style:style style:name="T247" style:family="text">
      <style:text-properties officeooo:rsid="038d9d4d"/>
    </style:style>
    <style:style style:name="T248" style:family="text">
      <style:text-properties officeooo:rsid="038dd9cf"/>
    </style:style>
    <style:style style:name="T249" style:family="text">
      <style:text-properties officeooo:rsid="0025668c"/>
    </style:style>
    <style:style style:name="T250" style:family="text">
      <style:text-properties fo:font-weight="normal" style:font-weight-asian="normal" style:font-weight-complex="normal"/>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weight="normal" officeooo:rsid="01e97238" style:font-weight-asian="normal" style:font-weight-complex="normal"/>
    </style:style>
    <style:style style:name="T253" style:family="text">
      <style:text-properties fo:font-weight="bold" style:font-weight-asian="bold"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style:font-style-asian="normal" style:font-style-complex="normal"/>
    </style:style>
    <style:style style:name="T257" style:family="text">
      <style:text-properties officeooo:rsid="00bb3130"/>
    </style:style>
    <style:style style:name="T258" style:family="text">
      <style:text-properties officeooo:rsid="00bc8fae"/>
    </style:style>
    <style:style style:name="T259" style:family="text">
      <style:text-properties officeooo:rsid="026b9f6d"/>
    </style:style>
    <style:style style:name="T260" style:family="text">
      <style:text-properties fo:font-style="normal" fo:font-weight="normal" officeooo:rsid="0266cacd" style:font-style-asian="normal" style:font-weight-asian="normal" style:font-style-complex="normal" style:font-weight-complex="normal"/>
    </style:style>
    <style:style style:name="T261" style:family="text">
      <style:text-properties officeooo:rsid="021c40b7"/>
    </style:style>
    <style:style style:name="T262" style:family="text">
      <style:text-properties fo:font-style="italic" fo:font-weight="normal" officeooo:rsid="020764ba" style:font-style-asian="italic" style:font-weight-asian="normal" style:font-style-complex="italic" style:font-weight-complex="normal"/>
    </style:style>
    <style:style style:name="T26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p>
      <text:p text:style-name="P10"/>
      <text:list text:style-name="WWNum7">
        <text:list-item text:start-value="1">
          <text:p text:style-name="P12">Identify a specific area where your understanding changed during this module. What did you believe before (about deployment, security, or software services), and what do you understand now?</text:p>
        </text:list-item>
        <text:list-item>
          <text:p text:style-name="P12">What caused the change? Was it a lecture, a reading, a practical exercise, a conversation with a peer, or something you discovered during research? Be specific.</text:p>
        </text:list-item>
      </text:list>
      <text:p text:style-name="P13"/>
      <text:p text:style-name="P10"/>
      <text:p text:style-name="P10">1(<text:span text:style-name="T18">c</text:span>) – <text:span text:style-name="T18">Success and Failure</text:span></text:p>
      <text:p text:style-name="P14">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5">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ext:span><text:soft-page-break/><text:span text:style-name="T21">This indicates a reliance on extrinsic motivation, rather than a fully developed intrinsic motivation, which may limit long-term consistency.</text:span></text:p>
      <text:p text:style-name="P16">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7"/>
      <text:p text:style-name="P18"/>
      <text:p text:style-name="P10"/>
      <text:p text:style-name="P10"/>
      <text:p text:style-name="P10"/>
      <text:p text:style-name="P10">1<text:span text:style-name="T18">(d</text:span>) – <text:span text:style-name="T18">Self-Motivation</text:span></text:p>
      <text:p text:style-name="P19">To maintain a high degree of motivation throughout this assessment, and avoid procrastination, I deployed several different strategies:</text:p>
      <text:p text:style-name="P19"/>
      <text:p text:style-name="P19">1. Distraction minimisation</text:p>
      <text:p text:style-name="P20">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21"/>
      <text:p text:style-name="P22">2. <text:span text:style-name="T34">Focus Management</text:span></text:p>
      <text:p text:style-name="P23">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4">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4"/>
      <text:p text:style-name="P25">3. Future Reflection</text:p>
      <text:p text:style-name="P25">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6"/>
      <text:p text:style-name="P10"/>
      <text:p text:style-name="P10"/>
      <text:p text:style-name="P27">Section <text:span text:style-name="T18">2</text:span> – <text:span text:style-name="T48">Ongoing Risk Management</text:span></text:p>
      <text:p text:style-name="P27"/>
      <text:p text:style-name="P28"><text:span text:style-name="T49">2</text:span><text:span text:style-name="T18">(</text:span><text:span text:style-name="T49">a</text:span>) – <text:span text:style-name="T49">Monitoring and Alerting Strategy</text:span></text:p>
      <text:p text:style-name="P29"/>
      <text:p text:style-name="P30">Monitoring considerations include:</text:p>
      <text:list text:style-name="L1">
        <text:list-item>
          <text:p text:style-name="P31">Application <text:span text:style-name="T50">U</text:span>ptime</text:p>
          <text:list>
            <text:list-item>
              <text:p text:style-name="P32">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text:span><text:soft-page-break/><text:span text:style-name="T51">down. This will help maximise </text:span><text:span text:style-name="T53">system reliability and effectiveness during rescue operations.</text:span></text:p>
            </text:list-item>
          </text:list>
        </text:list-item>
        <text:list-item>
          <text:p text:style-name="P31">Error <text:span text:style-name="T50">R</text:span>ates </text:p>
          <text:list>
            <text:list-item>
              <text:p text:style-name="P33">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31">Authentication <text:span text:style-name="T50">F</text:span>ailure <text:span text:style-name="T50">R</text:span>ates</text:p>
          <text:list>
            <text:list-item>
              <text:p text:style-name="P34">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31"><text:span text:style-name="T50">D</text:span>atabase <text:span text:style-name="T50">P</text:span>erformance</text:p>
          <text:list>
            <text:list-item>
              <text:p text:style-name="P35">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6">Response Time</text:p>
          <text:list>
            <text:list-item>
              <text:p text:style-name="P37">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31"><text:span text:style-name="T50">R</text:span>esource <text:span text:style-name="T50">U</text:span>tilisation</text:p>
        </text:list-item>
      </text:list>
      <text:list text:style-name="L2">
        <text:list-item>
          <text:list>
            <text:list-item>
              <text:p text:style-name="P38"><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9">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0"/>
      <text:p text:style-name="P41">The application features a tiered alerting system. The following thresholds exist:</text:p>
      <text:p text:style-name="P42"/>
      <text:p text:style-name="P43">1. Critical – <text:span text:style-name="T98">Immediate human response required</text:span></text:p>
      <text:p text:style-name="P44">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5">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6"/>
      <text:p text:style-name="P43"><text:soft-page-break/>2. Warning – <text:span text:style-name="T98">To be investigated within working hours</text:span></text:p>
      <text:p text:style-name="P47">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8">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9"/>
      <text:p text:style-name="P49"/>
      <text:p text:style-name="P50">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minimise the costs, or on a low-power single board computer like a Raspberry Pi to separate the failure points.</text:span></text:p>
      <text:p text:style-name="P27"/>
      <text:p text:style-name="P27"/>
      <text:p text:style-name="P51"><text:span text:style-name="T49">2</text:span><text:span text:style-name="T18">(</text:span><text:span text:style-name="T124">b </text:span><text:span text:style-name="T125">| !2b</text:span>) – <text:span text:style-name="T126">Patch and Vulnerability Management</text:span></text:p>
      <text:p text:style-name="P51"/>
      <text:p text:style-name="P52">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52"/>
      <text:p text:style-name="P53"><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52"/>
      <text:p text:style-name="P54">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5"><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6"/>
      <text:p text:style-name="P57">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8">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9"/>
      <text:p text:style-name="P60">In addition to the above, when:</text:p>
      <text:p text:style-name="P60">a) A critical vulnerability is disclosed in a library RescueNet depends on:</text:p>
      <text:list text:style-name="L3">
        <text:list-item>
          <text:p text:style-name="P61"><text:soft-page-break/>A critical vulnerability scan will be performed without undue delay using <text:span text:style-name="T182">Lynis</text:span>,</text:p>
        </text:list-item>
        <text:list-item>
          <text:p text:style-name="P62">Alternative libraries will be researched and implemented, or, where that is not possible, <text:span text:style-name="T183">the library will be rolled back to the last stable version.</text:span></text:p>
        </text:list-item>
      </text:list>
      <text:p text:style-name="P60">b) An integrated third-party API announces a breaking change or depr<text:span text:style-name="T184">e</text:span>cation:</text:p>
      <text:list text:style-name="L4">
        <text:list-item>
          <text:p text:style-name="P63">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60">c) A third-party service <text:span text:style-name="T188">(a data processor)</text:span> suffers a data breach:</text:p>
      <text:list text:style-name="L5">
        <text:list-item>
          <text:p text:style-name="P64">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5">Data subjects will be notified without undue delay in line with article 34(1) (<text:span text:style-name="T3">GDPR, 2018).</text:span></text:p>
        </text:list-item>
        <text:list-item>
          <text:p text:style-name="P66">We shall document the data breach, comprising the facts relating to the breach, and its effects and the remedial action taken in line with Article 33(5) <text:span text:style-name="T3">(GDPR, 2018).</text:span></text:p>
        </text:list-item>
      </text:list>
      <text:p text:style-name="P60"/>
      <text:p text:style-name="P67"/>
      <text:p text:style-name="P67"/>
      <text:p text:style-name="P68"><text:span text:style-name="T49">2</text:span><text:span text:style-name="T18">(</text:span><text:span text:style-name="T192">c</text:span>) – <text:span text:style-name="T192">Incident Response</text:span></text:p>
      <text:p text:style-name="P68"/>
      <text:list xml:id="list3726353349" text:style-name="L6">
        <text:list-item>
          <text:p text:style-name="P69">Incident Response Plan</text:p>
          <text:list>
            <text:list-item>
              <text:p text:style-name="P70">Detection</text:p>
              <text:list>
                <text:list-item>
                  <text:p text:style-name="P71">Depending on the incident, discovery happens through either monitoring alerts, user reports, third-party entity announcements, or the use of automated tools – in this case, our monitoring tool Uptime Kuma. </text:p>
                </text:list-item>
              </text:list>
            </text:list-item>
            <text:list-item>
              <text:p text:style-name="P70">Triage</text:p>
              <text:list>
                <text:list-item>
                  <text:p text:style-name="P72"><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3">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3">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4">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70">Communication</text:p>
              <text:list>
                <text:list-item>
                  <text:p text:style-name="P75">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70">Containment <text:span text:style-name="T214">and Resolution</text:span></text:p>
              <text:list>
                <text:list-item>
                  <text:p text:style-name="P76">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70">Post-Incident Revie<text:span text:style-name="T218">w</text:span><text:span text:style-name="T219"> </text:span></text:p>
              <text:list>
                <text:list-item>
                  <text:p text:style-name="P77"><text:soft-page-break/>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7"/>
                </text:list-item>
              </text:list>
            </text:list-item>
          </text:list>
        </text:list-item>
        <text:list-item>
          <text:p text:style-name="P78">Scenario-Specific Constraints</text:p>
          <text:list>
            <text:list-item>
              <text:p text:style-name="P79">Volunteer Developer is Unavailable (e.g. They’re on the mountain)</text:p>
            </text:list-item>
          </text:list>
        </text:list-item>
      </text:list>
      <text:list text:style-name="L7">
        <text:list-item>
          <text:list>
            <text:list-item>
              <text:list>
                <text:list-item>
                  <text:p text:style-name="P80">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80"><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81">Additionally, to provide situational awareness, the alerting system may be configured to alert secondary contacts.</text:p>
                  <text:p text:style-name="P82"/>
                </text:list-item>
              </text:list>
            </text:list-item>
          </text:list>
        </text:list-item>
      </text:list>
      <text:list text:continue-list="list3726353349" text:style-name="L6">
        <text:list-item>
          <text:list>
            <text:list-item>
              <text:p text:style-name="P83">Hotfixes vs Planned Releases</text:p>
            </text:list-item>
          </text:list>
        </text:list-item>
      </text:list>
      <text:list text:style-name="L8">
        <text:list-item>
          <text:list>
            <text:list-item>
              <text:list>
                <text:list-item>
                  <text:p text:style-name="P84">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5">One solution is to <text:span text:style-name="T238">limit the scope of the hotfixes to target only specific parts of the application rather than introducing broader changes.</text:span></text:p>
                </text:list-item>
                <text:list-item>
                  <text:p text:style-name="P86">Another solution would be to manually test the hotfixes in a local development environment mirroring our VPS as closely as possible.</text:p>
                </text:list-item>
                <text:list-item>
                  <text:p text:style-name="P87">To further reduce risk, a backup <text:span text:style-name="T239">of the system</text:span> could be made before each hot fix is implemented. This ensures that even if the hotfix leads to more issues, the system can be rolled back safely.</text:p>
                </text:list-item>
                <text:list-item>
                  <text:p text:style-name="P88">To track hotfixes, <text:span text:style-name="T237">we can use a versioning system like Git </text:span><text:span text:style-name="T240">in conjunction with a Jira/kanban board</text:span><text:span text:style-name="T237">. Additionally, </text:span><text:span text:style-name="T241">each hotfix should be comprehensively documented in the runbooks.</text:span></text:p>
                </text:list-item>
              </text:list>
            </text:list-item>
          </text:list>
        </text:list-item>
      </text:list>
      <text:p text:style-name="P89"/>
      <text:p text:style-name="P90"/>
      <text:p text:style-name="P91"/>
      <text:p text:style-name="P92"/>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7"/>
      <text:p text:style-name="P94">References</text:p>
      <text:p text:style-name="P95"/>
      <text:p text:style-name="P96"><text:span text:style-name="Strong_20_Emphasis"><text:span text:style-name="T242">GD</text:span></text:span><text:span text:style-name="Strong_20_Emphasis"><text:span text:style-name="T243">P</text:span></text:span><text:span text:style-name="Strong_20_Emphasis"><text:span text:style-name="T242">R</text:span></text:span><text:span text:style-name="T244"> (</text:span>2018<text:span text:style-name="T244">) </text:span><text:span text:style-name="Emphasis"><text:span text:style-name="T244">General Data Protection Regulation.</text:span></text:span><text:span text:style-name="T244"> Available at: </text:span><text:a xlink:type="simple" xlink:href="https://gdpr-info.eu/" text:style-name="Internet_20_link" text:visited-style-name="Visited_20_Internet_20_Link"><text:span text:style-name="T244">https://gdpr-info.eu/</text:span></text:a><text:span text:style-name="T244"> (</text:span><text:span text:style-name="T245">Accessed: </text:span><text:span text:style-name="T246">5 </text:span><text:span text:style-name="T245"><text:s/></text:span><text:span text:style-name="T246">May</text:span><text:span text:style-name="T245"> 2026</text:span><text:span text:style-name="T244">).</text:span></text:p>
      <text:p text:style-name="P97"><text:span text:style-name="Strong_20_Emphasis">Data Protection Act 2018</text:span> (2018) <text:span text:style-name="Emphasis">c.12.</text:span> London: The Stationery Office. <text:span text:style-name="T247">Available at: </text:span><text:a xlink:type="simple" xlink:href="https://www.legislation.gov.uk/ukpga/2018/12" text:style-name="Internet_20_link" text:visited-style-name="Visited_20_Internet_20_Link"><text:span text:style-name="T247">https://www.legislation.gov.uk/ukpga/2018/12</text:span></text:a><text:span text:style-name="T247"> </text:span><text:span text:style-name="T248">(Accessed: </text:span><text:span text:style-name="T249">5 May</text:span><text:span text:style-name="T248"> 2026).</text:span></text:p>
      <text:p text:style-name="P9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8">Accessed: </text:span><text:span text:style-name="T249">5</text:span><text:span text:style-name="T248"> </text:span><text:span text:style-name="T249">May</text:span><text:span text:style-name="T248"> 2026</text:span>).</text:p>
      <text:p text:style-name="P99">National Cyber Security Centre <text:span text:style-name="T250">(2021) </text:span><text:span text:style-name="T251">Top tips for staying secure online.</text:span><text:span text:style-name="T250"> Available at: </text:span><text:a xlink:type="simple" xlink:href="https://www.ncsc.gov.uk/collection/top-tips-for-staying-secure-online/always-back-up-your-most-important-data#section_3" text:style-name="Internet_20_link" text:visited-style-name="Visited_20_Internet_20_Link"><text:span text:style-name="T250">https://www.ncsc.gov.uk/collection/top-tips-for-staying-secure-online/always-back-up-your-most-important-data#section_3</text:span></text:a><text:span text:style-name="T250"> (Accessed 5 May 2026).</text:span></text:p>
      <text:p text:style-name="P100">National Cyber Security Centre <text:span text:style-name="T250">(2024) </text:span><text:span text:style-name="T251">Vulnerability management</text:span><text:span text:style-name="T250">. Available at: </text:span><text:a xlink:type="simple" xlink:href="https://www.ncsc.gov.uk/collection/vulnerability-management" text:style-name="Internet_20_link" text:visited-style-name="Visited_20_Internet_20_Link"><text:span text:style-name="T250">https://www.ncsc.gov.uk/collection/vulnerability-management</text:span></text:a><text:span text:style-name="T250"> </text:span><text:span text:style-name="T252">(Accessed: 6 May 2026).</text:span></text:p>
      <text:p text:style-name="P101"><text:span text:style-name="T25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2">Rubber Duck Debugging <text:span text:style-name="T250">(n.d.) </text:span><text:span text:style-name="T251">Debugging Software with a Rubber Ducky. </text:span><text:span text:style-name="T254">Available at: </text:span><text:a xlink:type="simple" xlink:href="https://rubberduckdebugging.com/" text:style-name="Internet_20_link" text:visited-style-name="Visited_20_Internet_20_Link"><text:span text:style-name="T254">https://rubberduckdebugging.com/</text:span></text:a><text:span text:style-name="T254"> (Accessed: 5 May 2026)</text:span></text:p>
      <text:p text:style-name="P103"><text:soft-page-break/><text:span text:style-name="T255">Luka Netzler, Brian Lovell</text:span><text:span text:style-name="T25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4">Christoph Bamberg, Julia Reinchenberger, Jens Blechert <text:span text:style-name="T250">(2025) </text:span><text:span text:style-name="T251">Stable cognitive performance while adapting to intermittent fasting: A randomised controlled trial</text:span><text:span text:style-name="T254">. Available at: </text:span><text:a xlink:type="simple" xlink:href="https://journals.sagepub.com/doi/10.1177/13591053251351204" text:style-name="Internet_20_link" text:visited-style-name="Visited_20_Internet_20_Link"><text:span text:style-name="T254">https://journals.sagepub.com/doi/10.1177/13591053251351204</text:span></text:a><text:span text:style-name="T254"> (Accessed: 5 May 2026).</text:span></text:p>
      <text:p text:style-name="P105"><text:span text:style-name="Strong_20_Emphasis">Information Commissioner’s Office (ICO)</text:span> (2024<text:span text:style-name="T25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8">Accessed: </text:span><text:span text:style-name="T258">5 May </text:span><text:span text:style-name="T248">2026</text:span>).</text:p>
      <text:p text:style-name="P106">Sam L<text:span text:style-name="T259">i</text:span> <text:span text:style-name="T250">(2024) </text:span><text:span text:style-name="T251">Mastering Third-Party Integrations: Strategies for Reliable, Secure, and Scalable API Management. </text:span><text:span text:style-name="T260">Available at: </text:span><text:a xlink:type="simple" xlink:href="https://wslisam.medium.com/mastering-third-party-integrations-strategies-for-reliable-secure-and-scalable-api-management-97ebfb83f7b8" text:style-name="Internet_20_link" text:visited-style-name="Visited_20_Internet_20_Link"><text:span text:style-name="T260">https://wslisam.medium.com/mastering-third-party-integrations-strategies-for-reliable-secure-and-scalable-api-management-97ebfb83f7b8</text:span></text:a><text:span text:style-name="T260"> (Accessed: 6 May 2026)</text:span></text:p>
      <text:p text:style-name="P107">Chrissy Kidd <text:span text:style-name="T250">(2022) </text:span><text:span text:style-name="T251">Incident Severity Levels 1-5 Explained. </text:span><text:span text:style-name="T254">Available at: </text:span><text:a xlink:type="simple" xlink:href="https://www.splunk.com/en_us/blog/learn/incident-severity-levels.html" text:style-name="Internet_20_link" text:visited-style-name="Visited_20_Internet_20_Link"><text:span text:style-name="T254">https://www.splunk.com/en_us/blog/learn/incident-severity-levels.html</text:span></text:a><text:span text:style-name="T254"> (Accessed: 6 May 2026)</text:span></text:p>
      <text:p text:style-name="P108">Muhhammad Raza, Samantha Dunn <text:span text:style-name="T250">(2024) </text:span><text:span text:style-name="T251">Introduction to Runbooks. </text:span><text:span text:style-name="T250">Available at: </text:span><text:a xlink:type="simple" xlink:href="http://www.splunk.com/en_us/blog/learn/runbooks.html" text:style-name="Internet_20_link" text:visited-style-name="Visited_20_Internet_20_Link"><text:span text:style-name="T250">www.splunk.com/en_us/blog/learn/runbooks.html</text:span></text:a><text:span text:style-name="T250"> (Accessed: 6 May 2026)</text:span></text:p>
      <text:p text:style-name="P109">Dominik H Pesta, Varman T Samuel <text:span text:style-name="T250">(2014) </text:span><text:span text:style-name="T251">A high-protein diet for reducing body fat: mechanisms and possible caveats.</text:span><text:span text:style-name="T250"> Available at: </text:span><text:a xlink:type="simple" xlink:href="https://link.springer.com/article/10.1186/1743-7075-11-53" text:style-name="Internet_20_link" text:visited-style-name="Visited_20_Internet_20_Link"><text:span text:style-name="T250">https://link.springer.com/article/10.1186/1743-7075-11-53</text:span></text:a><text:span text:style-name="T250"> (Accessed: 5 May 2026).</text:span></text:p>
      <text:p text:style-name="P110"/>
      <text:p text:style-name="P111">Craig A. Williamson, Jari J. Morganti, Hannah E. Smithson <text:span text:style-name="T250">(2023) </text:span><text:span text:style-name="T251">Bright-light distractions and visual performance</text:span><text:span text:style-name="T250">. Available at: </text:span><text:a xlink:type="simple" xlink:href="https://www.frontiersin.org/journals/psychology/articles/10.3389/fpsyg.2023.1088975/full" text:style-name="Internet_20_link" text:visited-style-name="Visited_20_Internet_20_Link"><text:span text:style-name="T250">https://www.frontiersin.org/journals/psychology/articles/10.3389/fpsyg.2023.1088975/full</text:span></text:a><text:span text:style-name="T250"> (Accessed: 5 May 2026).</text:span></text:p>
      <text:p text:style-name="P112"/>
      <text:p text:style-name="P113">Ning Ding, Daniel Wagner, Xiaomeng Chen, Abhinav Pathak, Y. Charlie Hu, Andrew Rice <text:span text:style-name="T250">(2013) </text:span><text:span text:style-name="T251">Characterizing and modeling the impact of wireless signal strength on smartphone battery drain. </text:span><text:span text:style-name="T254">Available at: </text:span><text:a xlink:type="simple" xlink:href="https://dl.acm.org/doi/10.1145/2494232.2466586" text:style-name="Internet_20_link" text:visited-style-name="Visited_20_Internet_20_Link"><text:span text:style-name="T254">https://dl.acm.org/doi/10.1145/2494232.2466586</text:span></text:a><text:span text:style-name="T254"> (Accessed: 5 May 2026)</text:span></text:p>
      <text:p text:style-name="P114"/>
      <text:p text:style-name="P115">The Postman Team <text:span text:style-name="T250">(2025) </text:span><text:span text:style-name="T251">What are HTTP status codes? Complete Guide for API Developers</text:span><text:span text:style-name="T250">. Available at: </text:span><text:a xlink:type="simple" xlink:href="https://blog.postman.com/what-are-http-status-codes/" text:style-name="Internet_20_link" text:visited-style-name="Visited_20_Internet_20_Link"><text:span text:style-name="T250">https://blog.postman.com/what-are-http-status-codes/</text:span></text:a><text:span text:style-name="T250"> (Accessed: 6 May 2026)</text:span></text:p>
      <text:p text:style-name="P116"/>
      <text:p text:style-name="P117">Ubuntu <text:span text:style-name="T250">(n.d.) </text:span><text:span text:style-name="T251">Vulnerability management tools in Ubuntu.</text:span><text:span text:style-name="T254"> Available at: </text:span><text:a xlink:type="simple" xlink:href="https://ubuntu.com/security/vulnerability-management" text:style-name="Internet_20_link" text:visited-style-name="Visited_20_Internet_20_Link"><text:span text:style-name="T254">https://ubuntu.com/security/vulnerability-management</text:span></text:a><text:span text:style-name="T254"> (Accessed: 6 May 2026)</text:span></text:p>
      <text:p text:style-name="P118"/>
      <text:p text:style-name="P119">Trevor Atkins <text:span text:style-name="T250">(2002) </text:span><text:span text:style-name="T251">Create a Lightweight Testing Framework. </text:span><text:span text:style-name="T250">Available at: </text:span><text:a xlink:type="simple" xlink:href="https://thinktesting.com/articles/a-lightweight-testing-framework/" text:style-name="Internet_20_link" text:visited-style-name="Visited_20_Internet_20_Link"><text:span text:style-name="T250">https://thinktesting.com/articles/a-lightweight-testing-framework/</text:span></text:a><text:span text:style-name="T250"> (Accessed: 6 May 2026)</text:span></text:p>
      <text:p text:style-name="P120"/>
      <text:p text:style-name="P121">CESG <text:span text:style-name="T250">(2014) </text:span><text:span text:style-name="T251">Implementing the cloud security principles. </text:span><text:span text:style-name="T250">Available at: </text:span><text:a xlink:type="simple" xlink:href="https://www.gov.uk/government/publications/implementing-the-cloud-security-principles/implementing-the-cloud-security-principles" text:style-name="Internet_20_link" text:visited-style-name="Visited_20_Internet_20_Link"><text:span text:style-name="T250">https://www.gov.uk/government/publications/implementing-the-cloud-security-principles/implementing-the-cloud-security-principles</text:span></text:a><text:span text:style-name="T250"> (Accessed: 6 May 2026)</text:span></text:p>
      <text:p text:style-name="P122"/>
      <text:p text:style-name="P123"><text:span text:style-name="T253">Dirk Merkel</text:span> (<text:span text:style-name="T261">2014</text:span>) <text:span text:style-name="T3">Docker: Lightweight Linux Containers for Consistent Development and</text:span></text:p>
      <text:p text:style-name="P124">Deployment. <text:span text:style-name="T256">Available at: </text:span><text:a xlink:type="simple" xlink:href="https://www.seltzer.com/margo/teaching/CS508.19/papers/merkel14.pdf" text:style-name="Internet_20_link" text:visited-style-name="Visited_20_Internet_20_Link"><text:span text:style-name="T256">https://www.seltzer.com/margo/teaching/CS508.19/papers/merkel14.pdf</text:span></text:a><text:span text:style-name="T256"> (Accessed: 6 May 2026)</text:span></text:p>
      <text:p text:style-name="P123"/>
      <text:p text:style-name="P125">Orca <text:span text:style-name="T250">(n.d.) </text:span><text:span text:style-name="T251">Patch Management. </text:span><text:span text:style-name="T250">Available at: </text:span><text:a xlink:type="simple" xlink:href="https://orca.security/glossary/patch-management/" text:style-name="Internet_20_link" text:visited-style-name="Visited_20_Internet_20_Link"><text:span text:style-name="T250">https://orca.security/glossary/patch-management/</text:span></text:a><text:span text:style-name="T250"> (Accessed: 6 May 2026)</text:span></text:p>
      <text:p text:style-name="P126"/>
      <text:p text:style-name="P127">Mak Ulac <text:span text:style-name="T250">(2026)</text:span><text:span text:style-name="T251"> </text:span><text:span text:style-name="T262">Top Linux Vulnerability Scanners in 2026: A Guide to Open-Source Security Tools</text:span><text:span text:style-name="T250">. Available at: </text:span><text:a xlink:type="simple" xlink:href="https://linuxsecurity.com/features/top-6-vulnerability-scanning-tools" text:style-name="Internet_20_link" text:visited-style-name="Visited_20_Internet_20_Link"><text:span text:style-name="T250">https://linuxsecurity.com/features/top-6-vulnerability-scanning-tools</text:span></text:a><text:span text:style-name="T250"> (Accessed: 6 May 2026)</text:span></text:p>
      <text:p text:style-name="P128"/>
      <text:p text:style-name="P129">Greenbone <text:span text:style-name="T250">(n.d.) </text:span><text:span text:style-name="T251">OPENVAS by Greenbone. </text:span><text:span text:style-name="T263">Available at: </text:span><text:a xlink:type="simple" xlink:href="https://www.openvas.org/" text:style-name="Internet_20_link" text:visited-style-name="Visited_20_Internet_20_Link"><text:span text:style-name="T263">https://www.openvas.org/</text:span></text:a><text:span text:style-name="T26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0:56.931943803</dc:date>
    <meta:editing-duration>PT21H47M3S</meta:editing-duration>
    <meta:editing-cycles>575</meta:editing-cycles>
    <meta:document-statistic meta:table-count="0" meta:image-count="0" meta:object-count="0" meta:page-count="9" meta:paragraph-count="118" meta:word-count="3091" meta:character-count="21560" meta:non-whitespace-character-count="18600"/>
  </office:meta>
</office:document-meta>
</file>